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9" style:family="paragraph" style:parent-style-name="Heading_20_3">
      <style:text-properties fo:background-color="transparent"/>
    </style:style>
    <style:style style:name="P30" style:family="paragraph" style:parent-style-name="Heading_20_3">
      <style:text-properties style:font-size-complex="10pt"/>
    </style:style>
    <style:style style:name="P31" style:family="paragraph" style:parent-style-name="Heading_20_3">
      <style:paragraph-properties fo:orphans="2" fo:widows="2" style:writing-mode="lr-tb"/>
    </style:style>
    <style:style style:name="P32" style:family="paragraph" style:parent-style-name="Комментарий" style:list-style-name="WW8Num46"/>
    <style:style style:name="P33" style:family="paragraph" style:parent-style-name="Комментарий" style:list-style-name="WW8Num80"/>
    <style:style style:name="P34" style:family="paragraph" style:parent-style-name="Комментарий" style:list-style-name="WW8Num14"/>
    <style:style style:name="P35" style:family="paragraph" style:parent-style-name="Комментарий" style:list-style-name="WW8Num48"/>
    <style:style style:name="P36" style:family="paragraph" style:parent-style-name="Комментарий" style:list-style-name="WW8Num37"/>
    <style:style style:name="P37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9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20_113153493" text:style-name="Index_20_Link" text:visited-style-name="Index_20_Link">1. Введение<text:tab/>3</text:a></text:p>
          <text:p text:style-name="P22"><text:a xlink:type="simple" xlink:href="#__RefHeading__22_113153493" text:style-name="Index_20_Link" text:visited-style-name="Index_20_Link">2. Концепция<text:tab/>4</text:a></text:p>
          <text:p text:style-name="P21"><text:a xlink:type="simple" xlink:href="#__RefHeading__24_113153493" text:style-name="Index_20_Link" text:visited-style-name="Index_20_Link">2.1. Введение<text:tab/>4</text:a></text:p>
          <text:p text:style-name="P21"><text:a xlink:type="simple" xlink:href="#__RefHeading__26_113153493" text:style-name="Index_20_Link" text:visited-style-name="Index_20_Link">2.2. Платформа, жанр и аудитория<text:tab/>4</text:a></text:p>
          <text:p text:style-name="P21"><text:a xlink:type="simple" xlink:href="#__RefHeading__28_113153493" text:style-name="Index_20_Link" text:visited-style-name="Index_20_Link">2.3. Основные особенности игры<text:tab/>4</text:a></text:p>
          <text:p text:style-name="P21"><text:a xlink:type="simple" xlink:href="#__RefHeading__30_113153493" text:style-name="Index_20_Link" text:visited-style-name="Index_20_Link">2.4. Описание игры<text:tab/>5</text:a></text:p>
          <text:p text:style-name="P21"><text:a xlink:type="simple" xlink:href="#__RefHeading__32_113153493" text:style-name="Index_20_Link" text:visited-style-name="Index_20_Link">2.5. Предпосылки создания<text:tab/>5</text:a></text:p>
          <text:p text:style-name="P21"><text:a xlink:type="simple" xlink:href="#__RefHeading__34_113153493" text:style-name="Index_20_Link" text:visited-style-name="Index_20_Link">2.6. Платформа<text:tab/>5</text:a></text:p>
          <text:p text:style-name="P22"><text:a xlink:type="simple" xlink:href="#__RefHeading__36_113153493" text:style-name="Index_20_Link" text:visited-style-name="Index_20_Link">3. Функциональная спецификация<text:tab/>6</text:a></text:p>
          <text:p text:style-name="P21"><text:a xlink:type="simple" xlink:href="#__RefHeading__38_113153493" text:style-name="Index_20_Link" text:visited-style-name="Index_20_Link">3.1. Принципы игры <text:tab/>6</text:a></text:p>
          <text:p text:style-name="P23"><text:a xlink:type="simple" xlink:href="#__RefHeading__40_113153493" text:style-name="Index_20_Link" text:visited-style-name="Index_20_Link">3.1.1. Задачи игрока<text:tab/>6</text:a></text:p>
          <text:p text:style-name="P23"><text:a xlink:type="simple" xlink:href="#__RefHeading__1059_1709361289" text:style-name="Index_20_Link" text:visited-style-name="Index_20_Link">3.1.2. Суть игрового процесса<text:tab/>7</text:a></text:p>
          <text:p text:style-name="P23"><text:a xlink:type="simple" xlink:href="#__RefHeading__42_113153493" text:style-name="Index_20_Link" text:visited-style-name="Index_20_Link">3.1.3. Ход игры и сюжет<text:tab/>7</text:a></text:p>
          <text:p text:style-name="P21"><text:a xlink:type="simple" xlink:href="#__RefHeading__44_113153493" text:style-name="Index_20_Link" text:visited-style-name="Index_20_Link">3.2. Физическая модель<text:tab/>7</text:a></text:p>
          <text:p text:style-name="P23"><text:a xlink:type="simple" xlink:href="#__RefHeading__1061_1709361289" text:style-name="Index_20_Link" text:visited-style-name="Index_20_Link">3.2.1. Описание мира<text:tab/>7</text:a></text:p>
          <text:p text:style-name="P23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3"><text:a xlink:type="simple" xlink:href="#__RefHeading__1065_1709361289" text:style-name="Index_20_Link" text:visited-style-name="Index_20_Link">3.2.3. Игровая механика: Энергия<text:tab/>9</text:a></text:p>
          <text:p text:style-name="P23"><text:a xlink:type="simple" xlink:href="#__RefHeading__1067_1709361289" text:style-name="Index_20_Link" text:visited-style-name="Index_20_Link">3.2.4. Игровая механика: Время<text:tab/>9</text:a></text:p>
          <text:p text:style-name="P23"><text:a xlink:type="simple" xlink:href="#__RefHeading__1069_1709361289" text:style-name="Index_20_Link" text:visited-style-name="Index_20_Link">3.2.5. Игровая механика: Время<text:tab/>10</text:a></text:p>
          <text:p text:style-name="P21"><text:a xlink:type="simple" xlink:href="#__RefHeading__46_113153493" text:style-name="Index_20_Link" text:visited-style-name="Index_20_Link">3.3. Персонаж игрока<text:tab/>11</text:a></text:p>
          <text:p text:style-name="P21"><text:a xlink:type="simple" xlink:href="#__RefHeading__48_113153493" text:style-name="Index_20_Link" text:visited-style-name="Index_20_Link">3.4. Элементы игры<text:tab/>11</text:a></text:p>
          <text:p text:style-name="P21"><text:a xlink:type="simple" xlink:href="#__RefHeading__50_113153493" text:style-name="Index_20_Link" text:visited-style-name="Index_20_Link">3.5. «Искусственный интеллект»<text:tab/>11</text:a></text:p>
          <text:p text:style-name="P21"><text:a xlink:type="simple" xlink:href="#__RefHeading__52_113153493" text:style-name="Index_20_Link" text:visited-style-name="Index_20_Link">3.6. Многопользовательский режим<text:tab/>11</text:a></text:p>
          <text:p text:style-name="P21"><text:a xlink:type="simple" xlink:href="#__RefHeading__54_113153493" text:style-name="Index_20_Link" text:visited-style-name="Index_20_Link">3.7. Интерфейс пользователя <text:tab/>11</text:a></text:p>
          <text:p text:style-name="P23"><text:a xlink:type="simple" xlink:href="#__RefHeading__56_113153493" text:style-name="Index_20_Link" text:visited-style-name="Index_20_Link">3.7.1. Блок-схема<text:tab/>11</text:a></text:p>
          <text:p text:style-name="P23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3"><text:a xlink:type="simple" xlink:href="#__RefHeading__60_113153493" text:style-name="Index_20_Link" text:visited-style-name="Index_20_Link">3.7.3. Объекты интерфейса пользователя<text:tab/>12</text:a></text:p>
          <text:p text:style-name="P21"><text:a xlink:type="simple" xlink:href="#__RefHeading__62_113153493" text:style-name="Index_20_Link" text:visited-style-name="Index_20_Link">3.8. Графика и видео<text:tab/>12</text:a></text:p>
          <text:p text:style-name="P23"><text:a xlink:type="simple" xlink:href="#__RefHeading__64_113153493" text:style-name="Index_20_Link" text:visited-style-name="Index_20_Link">3.8.1. Общее описание<text:tab/>12</text:a></text:p>
          <text:p text:style-name="P23"><text:a xlink:type="simple" xlink:href="#__RefHeading__66_113153493" text:style-name="Index_20_Link" text:visited-style-name="Index_20_Link">3.8.2. Двумерная графика и анимация<text:tab/>12</text:a></text:p>
          <text:p text:style-name="P23"><text:a xlink:type="simple" xlink:href="#__RefHeading__68_113153493" text:style-name="Index_20_Link" text:visited-style-name="Index_20_Link">3.8.3. Трехмерная графика и анимация<text:tab/>12</text:a></text:p>
          <text:p text:style-name="P23"><text:a xlink:type="simple" xlink:href="#__RefHeading__70_113153493" text:style-name="Index_20_Link" text:visited-style-name="Index_20_Link">3.8.4. Анимационные вставки<text:tab/>12</text:a></text:p>
          <text:p text:style-name="P21"><text:a xlink:type="simple" xlink:href="#__RefHeading__72_113153493" text:style-name="Index_20_Link" text:visited-style-name="Index_20_Link">3.9. Звуки и музыка <text:tab/>13</text:a></text:p>
          <text:p text:style-name="P23"><text:a xlink:type="simple" xlink:href="#__RefHeading__74_113153493" text:style-name="Index_20_Link" text:visited-style-name="Index_20_Link">3.9.1. Общее описание<text:tab/>13</text:a></text:p>
          <text:p text:style-name="P23"><text:a xlink:type="simple" xlink:href="#__RefHeading__76_113153493" text:style-name="Index_20_Link" text:visited-style-name="Index_20_Link">3.9.2. Звук и звуковые эффекты<text:tab/>13</text:a></text:p>
          <text:p text:style-name="P23"><text:a xlink:type="simple" xlink:href="#__RefHeading__78_113153493" text:style-name="Index_20_Link" text:visited-style-name="Index_20_Link">3.9.3. Музыка<text:tab/>13</text:a></text:p>
          <text:p text:style-name="P21"><text:a xlink:type="simple" xlink:href="#__RefHeading__80_113153493" text:style-name="Index_20_Link" text:visited-style-name="Index_20_Link">3.10. Описание уровней<text:tab/>13</text:a></text:p>
          <text:p text:style-name="P23"><text:a xlink:type="simple" xlink:href="#__RefHeading__82_113153493" text:style-name="Index_20_Link" text:visited-style-name="Index_20_Link">3.10.1. Общее описание дизайна уровней<text:tab/>13</text:a></text:p>
          <text:p text:style-name="P23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3"><text:a xlink:type="simple" xlink:href="#__RefHeading__86_113153493" text:style-name="Index_20_Link" text:visited-style-name="Index_20_Link">3.10.3. График введения новых объектов<text:tab/>13</text:a></text:p>
          <text:p text:style-name="P22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3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1752920437" text:style-name="WW8Num46">
        <text:list-item>
          <text:p text:style-name="P32">Комментарии по организации содержимого документа</text:p>
        </text:list-item>
        <text:list-item>
          <text:p text:style-name="P32">Ссылки на и используемые материалы, копирайты и прочее</text:p>
        </text:list-item>
        <text:list-item>
          <text:p text:style-name="P32">История изменений документа</text:p>
        </text:list-item>
        <text:list-item>
          <text:p text:style-name="P32">Список авторов</text:p>
        </text:list-item>
        <text:list-item>
          <text:p text:style-name="P32">Условные обозначения, сокращения и другие соглашения</text:p>
        </text:list-item>
        <text:list-item>
          <text:p text:style-name="P32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P20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1731985824" text:style-name="L1">
        <text:list-item>
          <text:p text:style-name="P24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4">Изменяемые алгоритмы, управляющие игровыми объектами.</text:p>
        </text:list-item>
        <text:list-item>
          <text:p text:style-name="P24">Время как важная концепция. Путешествие во времени по особым законам.</text:p>
        </text:list-item>
        <text:list-item>
          <text:p text:style-name="P24">Процедурная генерация мира.</text:p>
        </text:list-item>
        <text:list-item>
          <text:p text:style-name="P24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4">Разнообразные реальные объекты космоса.</text:p>
        </text:list-item>
        <text:list-item>
          <text:p text:style-name="P24">Разнообразные фантастические объекты космоса, обусловленные фантастической моделью.</text:p>
        </text:list-item>
        <text:list-item>
          <text:p text:style-name="P24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4"><text:soft-page-break/>Свобода действий, не требующая следования сюжету.</text:p>
        </text:list-item>
        <text:list-item>
          <text:p text:style-name="P24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4">Противник с необычной психологией.</text:p>
        </text:list-item>
        <text:list-item>
          <text:p text:style-name="P24">Особый геймплей.</text:p>
        </text:list-item>
      </text:list>
      <text:p text:style-name="P20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905234016" text:continue-list="list1752920437" text:style-name="WW8Num46">
        <text:list-item>
          <text:p text:style-name="P32">общие тенденции рынка в этом направлении</text:p>
        </text:list-item>
        <text:list-item>
          <text:p text:style-name="P32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Главным местом игрока является корабль. Игрок может выходить в открытый космос и отлетать недалеко от корабля или другого объекта. Игрок состоит из тахионов, так что ему не нужен скафандр, но можно взять с собой переносной интерфейс управления, по функциональности аналогичный пульту управления корабля. (<text:span text:style-name="T8">TBD</text:span>)</text:p>
      <text:p text:style-name="Standard">Управление космическими кораблями в игре преимущественно непрямое, большую часть работы за игрока выполняет автопилот. Ручное управление возможно.</text:p>
      <text:p text:style-name="Standard">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</text:p>
      <text:p text:style-name="P18">(dd-DistanceVisualization01.png)</text:p>
      <text:p text:style-name="Standard"><text:span text:style-name="T10">Значительную часть времени игрок должен развивать инфраструктуру. Он может создавать объекты по имеющимся в базе данных эскизам, либо спроектировать их сам. Строительство по большей части непрямое, с помощью роботов (</text:span><text:span text:style-name="T11">TBD: роботы. Нужны ли?</text:span><text:span text:style-name="T10">), но возможно и прямое. (</text:span><text:span text:style-name="T11">TBD</text:span><text:span text:style-name="T10">)</text:span></text:p>
      <text:p text:style-name="P18">Игроку необходимо добывать энергию трех видов. Энергия накапливается, транспортируется, преобразуется в игровые объекты.</text:p>
      <text:p text:style-name="Standard"><text:span text:style-name="T10">Для достижения большей эффективности игрок перепрограммирует алгоритмы, по которым работают все инфраструктурные объекты. Некоторые алгоритмы могут быть получены вместе с трофейными объектами. Какие-то алгоритмы могут быть даны сразу же в нескольких версиях, но доступ к следующей версии дается по наступлению определенных событий. Есть алгоритмы универсальные, а есть специфические для данного объекта. (</text:span><text:span text:style-name="T11">TBD</text:span><text:span text:style-name="T10">)</text:span></text:p>
      <text:p text:style-name="Standard">(<text:span text:style-name="T8">TBD</text:span>)</text:p>
      <text:h text:style-name="Heading_20_3" text:outline-level="3"><text:bookmark-start text:name="_Ref46138734"/><text:bookmark-start text:name="__RefHeading__42_113153493"/>Ход игры и сюжет<text:bookmark-end text:name="_Ref46138734"/><text:bookmark-end text:name="__RefHeading__42_113153493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<text:soft-page-break/>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0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h text:style-name="Heading_20_3" text:outline-level="3">Физика мира</text:h>
      <text:p text:style-name="Standard">(<text:span text:style-name="T8">TBD</text:span>)</text:p>
      <text:h text:style-name="Heading_20_3" text:outline-level="3"><text:bookmark-start text:name="__RefHeading__1063_1709361289"/>Игровая инфраструктура: концепции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<text:soft-page-break/>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oft-page-break/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h text:style-name="P29" text:outline-level="3"><text:bookmark-start text:name="__RefHeading__1065_1709361289"/>Игровая механика: Энергия<text:bookmark-end text:name="__RefHeading__1065_1709361289"/></text:h>
      <text:p text:style-name="P15">Энергия бывает трех видов: синяя, зеленая, красная. (<text:span text:style-name="T8">TBD</text:span>)</text:p>
      <text:h text:style-name="P29" text:outline-level="3"><text:bookmark-start text:name="__RefHeading__1067_1709361289"/>Игровая механика: Время<text:bookmark-end text:name="__RefHeading__1067_1709361289"/></text:h>
      <text:p text:style-name="P16">Ощущение времени</text:p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6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928638905" text:style-name="L2">
        <text:list-item>
          <text:p text:style-name="P25">Собственный объект движется с околосветовой скоростью.</text:p>
        </text:list-item>
      </text:list>
      <text:list xml:id="list434129251" text:style-name="L3">
        <text:list-item>
          <text:p text:style-name="P26">Его временная энтропия нарастает по обычному закону.</text:p>
        </text:list-item>
        <text:list-item>
          <text:p text:style-name="P26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27431138" text:continue-list="list1928638905" text:style-name="L2">
        <text:list-item>
          <text:p text:style-name="P25">Внешний объект движется с околосветовой скоростью.</text:p>
        </text:list-item>
      </text:list>
      <text:list xml:id="list627290714" text:continue-list="list434129251" text:style-name="L3">
        <text:list-item>
          <text:p text:style-name="P26">Его временная энтропия нарастает медленнее.</text:p>
        </text:list-item>
        <text:list-item>
          <text:p text:style-name="P26">Его внутреннее время идет медленнее.</text:p>
        </text:list-item>
      </text:list>
      <text:list xml:id="list152539795" text:continue-list="list127431138" text:style-name="L2">
        <text:list-item>
          <text:p text:style-name="P25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150346772" text:continue-list="list627290714" text:style-name="L3">
        <text:list-item>
          <text:p text:style-name="P26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256883631" text:continue-list="list152539795" text:style-name="L2">
        <text:list-item>
          <text:p text:style-name="P25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<text:soft-page-break/>Имеются понятия смещенный и несмещенный объект. Смещенный — это объект, отправленный из своего времени назад или вперед.</text:p>
      <text:list xml:id="list1459040957" text:style-name="L4">
        <text:list-item>
          <text:p text:style-name="P27">Временная энтропия несмещенного объекта равна его возрасту и предела не имеет.</text:p>
        </text:list-item>
        <text:list-item>
          <text:p text:style-name="P27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7">(<text:span text:style-name="T8">TBD</text:span>) Временная энтропия смещенных вперед объектов.</text:p>
        </text:list-item>
      </text:list>
      <text:p text:style-name="P17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824775456" text:continue-list="list1905234016" text:style-name="WW8Num46">
        <text:list-item>
          <text:p text:style-name="P32">Перемещения </text:p>
        </text:list-item>
        <text:list-item>
          <text:p text:style-name="P32">Боевые действия </text:p>
        </text:list-item>
        <text:list-item>
          <text:p text:style-name="P32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Элементы игры<text:bookmark-end text:name="_Ref46313435"/><text:bookmark-end text:name="_Ref46313460"/><text:bookmark-end text:name="__RefHeading__48_113153493"/></text:h>
      <text:h text:style-name="P31" text:outline-level="3">Трансмиттер</text:h>
      <text:h text:style-name="P31" text:outline-level="3">Сканер</text:h>
      <text:p text:style-name="Standard"/>
      <text:p text:style-name="Standard"/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1705243759" text:continue-numbering="true" text:style-name="WW8Num46">
        <text:list-item>
          <text:p text:style-name="P32">Юниты и строения – <text:span text:style-name="T3">RTS</text:span>, <text:span text:style-name="T3">TBS</text:span></text:p>
        </text:list-item>
        <text:list-item>
          <text:p text:style-name="P32">Предметы (<text:span text:style-name="T3">items</text:span>) – <text:span text:style-name="T3">RTS</text:span>, <text:span text:style-name="T3">RPG</text:span></text:p>
        </text:list-item>
        <text:list-item>
          <text:p text:style-name="P32">Оружие – <text:span text:style-name="T3">FPS</text:span>, <text:span text:style-name="T3">RPG</text:span></text:p>
        </text:list-item>
        <text:list-item>
          <text:p text:style-name="P32"><text:span text:style-name="T3">NPC </text:span>и персонажи</text:p>
        </text:list-item>
        <text:list-item>
          <text:p text:style-name="P32">Транспортные средства<text:span text:style-name="T3"> – simulators</text:span></text:p>
        </text:list-item>
        <text:list-item>
          <text:p text:style-name="P32">Карты </text:p>
        </text:list-item>
        <text:list-item>
          <text:p text:style-name="P32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<text:soft-page-break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164736686" text:continue-numbering="true" text:style-name="WW8Num46">
        <text:list-item>
          <text:p text:style-name="P32">«Жанр» - <text:span text:style-name="T3">deathmatch</text:span>, <text:span text:style-name="T3">ctf</text:span> или другое</text:p>
        </text:list-item>
        <text:list-item>
          <text:p text:style-name="P32">Количество игроков</text:p>
        </text:list-item>
        <text:list-item>
          <text:p text:style-name="P32">Характеристика действий игрока и доступных игровых элементов, в отличие от описанных выше</text:p>
        </text:list-item>
        <text:list-item>
          <text:p text:style-name="P32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30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30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30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30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026786865" text:continue-numbering="true" text:style-name="WW8Num46">
        <text:list-item>
          <text:p text:style-name="P32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32"><text:soft-page-break/>Стилистика, атмосфера и палитра</text:p>
        </text:list-item>
        <text:list-item>
          <text:p text:style-name="P32">Другие общие сведения </text:p>
        </text:list-item>
      </text:list>
      <text:h text:style-name="P30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487787387" text:continue-numbering="true" text:style-name="WW8Num46">
        <text:list-item>
          <text:p text:style-name="P32">Интерфейс</text:p>
        </text:list-item>
        <text:list-item>
          <text:p text:style-name="P32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247315439" text:continue-numbering="true" text:style-name="WW8Num46">
        <text:list-item>
          <text:p text:style-name="P32">Персонажи, строения и юниты.</text:p>
        </text:list-item>
        <text:list-item>
          <text:p text:style-name="P32">Игровой мир (ландшафты и статические объекты)</text:p>
        </text:list-item>
      </text:list>
      <text:h text:style-name="P30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463919610" text:style-name="WW8Num80">
        <text:list-item>
          <text:p text:style-name="P33">3<text:span text:style-name="T3">D </text:span>модели</text:p>
        </text:list-item>
        <text:list-item>
          <text:p text:style-name="P33">текстуры</text:p>
        </text:list-item>
        <text:list-item>
          <text:p text:style-name="P33">анимации</text:p>
        </text:list-item>
      </text:list>
      <text:h text:style-name="P30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2020288254" text:style-name="WW8Num14">
        <text:list-item>
          <text:p text:style-name="P34">Перечень и их расположение в игре (начальный ролик, финальный ролик, ролики миссий и т.д.)</text:p>
        </text:list-item>
        <text:list-item>
          <text:p text:style-name="P34">Характер исполнения (на «движке» игры или отдельная анимация)</text:p>
        </text:list-item>
        <text:list-item>
          <text:p text:style-name="P34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30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30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159080127" text:style-name="WW8Num48">
        <text:list-item>
          <text:p text:style-name="P35">Интерфейса</text:p>
        </text:list-item>
        <text:list-item>
          <text:p text:style-name="P35">Спецэффектов</text:p>
        </text:list-item>
        <text:list-item>
          <text:p text:style-name="P35">Игровых объектов</text:p>
        </text:list-item>
        <text:list-item>
          <text:p text:style-name="P35">Диалогов и анимационных вставок</text:p>
        </text:list-item>
      </text:list>
      <text:h text:style-name="P30" text:outline-level="3"><text:bookmark-start text:name="__RefHeading__78_113153493"/><text:soft-page-break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33867473" text:style-name="WW8Num37">
        <text:list-item>
          <text:p text:style-name="P36">Главный интерфейс новой игры</text:p>
        </text:list-item>
        <text:list-item>
          <text:p text:style-name="P36">Состав музыкального сопровождения роликов</text:p>
        </text:list-item>
        <text:list-item>
          <text:p text:style-name="P36">Состав тем по уровням игры или их связь</text:p>
        </text:list-item>
        <text:list-item>
          <text:p text:style-name="P36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Описание уровней<text:bookmark-end text:name="_Ref46138254"/><text:bookmark-end text:name="__RefHeading__80_113153493"/></text:h>
      <text:h text:style-name="P30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30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30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09T21:20:14.99">09.09.2012</text:date> <text:date style:data-style-name="N108" text:date-value="2012-09-09T21:20:14.99">8:38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5</text:page-number></text:span> из <text:span text:style-name="Page_20_Number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09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09T21:20:15</dc:date>
    <meta:print-date>2003-07-18T14:03:00</meta:print-date>
    <meta:editing-cycles>369</meta:editing-cycles>
    <meta:editing-duration>PT17H42M36S</meta:editing-duration>
    <meta:generator>LibreOffice/3.5$Linux_X86_64 LibreOffice_project/350m1$Build-2</meta:generator>
    <dc:creator>gas </dc:creator>
    <meta:document-statistic meta:table-count="6" meta:image-count="0" meta:object-count="0" meta:page-count="15" meta:paragraph-count="259" meta:word-count="3731" meta:character-count="25948" meta:non-whitespace-character-count="24170"/>
    <meta:user-defined meta:name="Поле 1"/>
    <meta:user-defined meta:name="Поле 2"/>
    <meta:user-defined meta:name="Поле 3"/>
    <meta:user-defined meta:name="Поле 4"/>
  </office:meta>
</office:document-meta>
</file>